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Liberation Mono" fo:font-size="11pt" fo:font-style="italic" officeooo:rsid="000bb2c6" officeooo:paragraph-rsid="000bb2c6" style:font-size-asian="9.60000038146973pt" style:font-style-asian="italic" style:font-size-complex="11pt" style:font-style-complex="italic"/>
    </style:style>
    <style:style style:name="P2" style:family="paragraph" style:parent-style-name="Standard">
      <style:text-properties style:font-name="Liberation Mono" fo:font-size="11pt" fo:font-style="normal" officeooo:rsid="000bb2c6" officeooo:paragraph-rsid="000bb2c6" style:font-size-asian="9.60000038146973pt" style:font-style-asian="normal" style:font-size-complex="11pt" style:font-style-complex="normal"/>
    </style:style>
    <style:style style:name="P3" style:family="paragraph" style:parent-style-name="Standard">
      <style:text-properties style:font-name="Liberation Mono" fo:font-size="11pt" fo:font-style="normal" officeooo:rsid="000bb2c6" officeooo:paragraph-rsid="000bb2c6" style:font-size-asian="9.60000038146973pt" style:font-style-asian="normal" style:font-size-complex="11pt" style:font-style-complex="normal"/>
    </style:style>
    <style:style style:name="P4" style:family="paragraph" style:parent-style-name="Standard">
      <style:text-properties style:font-name="Liberation Mono" fo:font-size="11pt" fo:font-style="normal" officeooo:rsid="000bb2c6" officeooo:paragraph-rsid="000c5ada" style:font-size-asian="9.60000038146973pt" style:font-style-asian="normal" style:font-size-complex="11pt" style:font-style-complex="normal"/>
    </style:style>
    <style:style style:name="P5" style:family="paragraph" style:parent-style-name="Standard">
      <style:text-properties style:font-name="Liberation Mono" fo:font-size="11pt" fo:font-style="normal" fo:font-weight="normal" officeooo:rsid="000bb2c6" officeooo:paragraph-rsid="000bb2c6" style:font-size-asian="9.60000038146973pt" style:font-style-asian="normal" style:font-weight-asian="normal" style:font-size-complex="11pt" style:font-style-complex="normal" style:font-weight-complex="normal"/>
    </style:style>
    <style:style style:name="P6" style:family="paragraph" style:parent-style-name="Standard">
      <style:text-properties style:font-name="Liberation Mono" fo:font-size="11pt" fo:font-style="italic" fo:font-weight="normal" officeooo:rsid="000bb2c6" officeooo:paragraph-rsid="000bb2c6" style:font-size-asian="9.60000038146973pt" style:font-style-asian="italic" style:font-weight-asian="normal" style:font-size-complex="11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0c5ada"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c5ada"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0c5ad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c5ada" style:font-weight-asian="normal" style:font-weight-complex="normal"/>
    </style:style>
    <style:style style:name="T12" style:family="text">
      <style:text-properties officeooo:rsid="000c5a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oom in]</text:p>
      <text:p text:style-name="P1"/>
      <text:p text:style-name="P2">Most languages have the concept of the <text:span text:style-name="T1">verb</text:span> or the <text:span text:style-name="T1">noun</text:span>; we think of these as fundamental parts of our languages. And to be clear, they definitely are! Pretty much every natural human language in the world has nouns and verbs, and even many constructed languages that claim not to have them do in fact have them, but call them something else. It is very very difficult to avoid having them, because if you want your language to have any semblance of meaning, well what else are you supposed to do? Objects and actions are pretty fundamental. And here, I don't intend to remove them, instead I intend to construct them in a way that is fundamentally different from other languages.</text:p>
      <text:p text:style-name="P2">So, what if you could, instead of having roots for objects<text:span text:style-name="T12"> (</text:span><text:span text:style-name="T2">nouns</text:span><text:span text:style-name="T12">)</text:span> and actions<text:span text:style-name="T12"> (</text:span><text:span text:style-name="T2">verbs</text:span><text:span text:style-name="T12">)</text:span>, <text:span text:style-name="T12">instead </text:span>construct them from a list of words that describe them?</text:p>
      <text:p text:style-name="P2">That is the primary idea behind <text:span text:style-name="T8">tiduna,xalAn</text:span>.</text:p>
      <text:p text:style-name="P2"/>
      <text:p text:style-name="P2">So, how exactly do we turn adjectives, into nouns? Well, when we think of an object, we can list its properties. For example, water is a liquid, it’s blue, and it’s edible. Now, we translate those words (called descriptors) over to <text:span text:style-name="T8">tiduna,xalAn</text:span>, and then, as you could probably guess from either the thumbnail or how I’ve been saying the name of the language this entire time, we say all of these words at once, simultaneously, like so: <text:span text:style-name="T8">plaL,viLt,valal</text:span>. This means that the hypothetical speakers of this language would require a potentially infinite amount of mouths. We can do the same with verbs; for example if we want to say “to fly”, we use the descriptors non-stationary (<text:span text:style-name="T8">tineq</text:span><text:span text:style-name="T10">)</text:span>, and above (<text:span text:style-name="T8">qAxA</text:span><text:span text:style-name="T10">)</text:span>, which combines to: <text:span text:style-name="T8">tineq,qAxA</text:span>. We can then attach the verb particle,<text:span text:style-name="T8"> yax</text:span><text:span text:style-name="T10">,</text:span><text:span text:style-name="T8"> </text:span>giving <text:span text:style-name="T8">yax,tineq,qAxA</text:span>. Note that verbs in this language are just a case; like how nominative and accusative are a case. They’re not exactly cases of nouns though; the<text:span text:style-name="T12">y're</text:span> cases of<text:span text:style-name="T1"> compounds</text:span>, which is a combination of descriptors and particles.<text:span text:style-name="T1"> </text:span>Both of these words are romanized like so: <text:span text:style-name="T1">[bang]</text:span>, where a comma shows multiple words pronounced at the same time.</text:p>
      <text:p text:style-name="P2">So, we’ve managed to create words, cool. How the hell do we go from this to actually saying sentences though? Well, in order to start a sentence, or<text:span text:style-name="T1"> group</text:span> (we’ll see why it’s called this in a bit)<text:span text:style-name="T1"> </text:span>you start it with a <text:span text:style-name="T1">group type</text:span>. The simplest group type is <text:span text:style-name="T8">u</text:span><text:span text:style-name="T10">, which introduces a statement. Let’s translate the following sentence: “The person ate the apple.” First of all, we don’t have articles, so we can get rid of those. Now, we need to translate the remaining words. So, what is a person? Well, they’re alive (</text:span><text:span text:style-name="T8">yele</text:span><text:span text:style-name="T10">) and they’re sentient (</text:span><text:span text:style-name="T8">ina</text:span><text:span text:style-name="T10">), which is probably enough to describe a person. So we combine those into </text:span><text:span text:style-name="T8">yele,ina</text:span><text:span text:style-name="T10">, <text:s/>then add the nominative particle to get the compound </text:span><text:span text:style-name="T8">tuLx,yele,ina</text:span><text:span text:style-name="T10">. Next we have the verb </text:span><text:span text:style-name="T3">eat</text:span><text:span text:style-name="T10">. Earlier, I mentioned the adjective </text:span><text:span text:style-name="T3">edible</text:span><text:span text:style-name="T10"> or </text:span><text:span text:style-name="T8">viLt</text:span><text:span text:style-name="T10">, and if we attach the verb particle (</text:span><text:span text:style-name="T8">yax</text:span><text:span text:style-name="T10">) to it, it becomes a relatively unambiguous way to say </text:span><text:span text:style-name="T3">to eat</text:span><text:span text:style-name="T8">: yax,viLt</text:span><text:span text:style-name="T10">. Now, an apple. Apples are red, edible, and organic. this creates: </text:span><text:span text:style-name="T8">tAq,viLt,uqele</text:span><text:span text:style-name="T10">. Note that this could be any red edible organic thing, (so this could for example also be a tomato) but I’m gonna say this is specific enough. We attach the accusative particle, and we get </text:span><text:span text:style-name="T8">gut,tAq,viLt,uqele</text:span><text:span text:style-name="T10">. And boom, there’s our sentence: </text:span><text:span text:style-name="T8">u tuLx,yele,ina yax,viLt gut,tAq,viLt,uqele</text:span><text:span text:style-name="T10">. Note that those words (except for</text:span><text:span text:style-name="T8"> u</text:span><text:span text:style-name="T10">) can be rearranged, since it's all marked.</text:span><text:span text:style-name="T8"> </text:span><text:span text:style-name="T10">So, some of those letters in there probably don’t make the sounds you might expect. This gives me an excuse to talk about the phonology (which I probably should’ve done at the start of </text:span><text:soft-page-break/><text:span text:style-name="T10">the video instead of now after I’ve already explained some.. of the grammar.. stuff but uhhh)</text:span></text:p>
      <text:p text:style-name="P2"/>
      <text:p text:style-name="P2"/>
      <text:p text:style-name="P2"/>
      <text:p text:style-name="P5">anyway fdFUCKING phonology</text:p>
      <text:p text:style-name="P2"/>
      <text:p text:style-name="P2"><text:span text:style-name="T10">Here’s the phonology of </text:span><text:span text:style-name="T8">tiduna,xalAn</text:span><text:span text:style-name="T10"> as an IPA chart: </text:span><text:span text:style-name="T3">[bang]</text:span><text:span text:style-name="T10">. I guess this is the part where I say all the sounds. </text:span></text:p>
      <text:p text:style-name="P2"><text:span text:style-name="T10">Consonants! </text:span><text:span text:style-name="T3">[bang]</text:span></text:p>
      <text:p text:style-name="P2"><text:span text:style-name="T10">Vowels! </text:span><text:span text:style-name="T3">[bang]</text:span></text:p>
      <text:p text:style-name="P5">And then the phonotactics are (C)(C)V(C)(C), although a lot of the time I only really go to (C)V(C). Vowels are also not allowed to be directly next to eachother.</text:p>
      <text:p text:style-name="P2"><text:span text:style-name="T10">Anyways, now that you've seen the phonology, let's go back to </text:span><text:span text:style-name="T4">GRAMMAR!</text:span></text:p>
      <text:p text:style-name="P2"/>
      <text:p text:style-name="P4"><text:span text:style-name="T10">Remember how I mentioned </text:span><text:span text:style-name="T3">groups</text:span><text:span text:style-name="T10">? What are those exactly? Well, while saying a phrase, you can, in the background, say a</text:span><text:span text:style-name="T3"> group phoneme </text:span><text:span text:style-name="T10">(</text:span><text:span text:style-name="T11">those being </text:span><text:span text:style-name="T10">l, x, n, j, or L) for the entire duration of the phrase. This </text:span><text:span text:style-name="T3">ties</text:span><text:span text:style-name="T10"> the entire phrase into a </text:span><text:span text:style-name="T3">group</text:span><text:span text:style-name="T10">, which can then be used as a standalone unit as a verb or noun. To see a case where this may be useful, take the group type </text:span><text:span text:style-name="T8">iqu</text:span><text:span text:style-name="T10">, which is </text:span><text:span text:style-name="T11">just </text:span><text:span text:style-name="T10">the genitive. It takes a posessee and a posessor, and on its own it would just mean something is owned by something else. Tie it in a group however, and now you're creating a genitive. So, if we want to say "my house", we'd say </text:span><text:span text:style-name="T8">x[iqu wax,vAyele uqAx]</text:span><text:span text:style-name="T10">, romanized like so. Here's how that breaks down; pause if you want.</text:span><text:span text:style-name="T11"> We could also leave out the posessee; doing this means the listener would know it from context.</text:span><text:span text:style-name="T10"> So, there's a few other group types, as well as some particles for tenses, aspects, and moods, but there's not really any other unique rules past this point. So, before we get to the translation of the requested phrase, let's talk about the orthography.</text:span></text:p>
      <text:p text:style-name="P2"/>
      <text:p text:style-name="P2"><text:span text:style-name="T10">Something I have neglected to mention until now is that these creatures are 4-dimensional; this has a few implications. First, there's some adjectives for 4-dimensional directions, but more importantly, their writing system utilizes </text:span><text:span text:style-name="T3">three dimensions</text:span><text:span text:style-name="T10"> (since to a 4d being, a sheet of paper would be a "flat" rectangular prism). Now, my shitty renderer can't do images quite yet, so I'm going to just edit in a video here.</text:span></text:p>
      <text:p text:style-name="P4"><text:span text:style-name="T10">Anyways, with that said, here's the orthography: </text:span><text:span text:style-name="T3">[bang]</text:span><text:span text:style-name="T10">. It's an abugida, with vowels being affixed to the bottom of consonants. If there is no preceding consonant to a vowel, then the vowel takes the consonants' place. So, here's the name of the language, </text:span><text:span text:style-name="T8">tiduna,xalAn</text:span><text:span text:style-name="T10">, for example. You can see that, vertically, we have each descriptor in a compound. Horizontally, we have the letters in each descriptor. If this was tied into a group, we'd write a bar up here, over every compound which we wish to tie together. Note that the group phoneme used for a given group is not recorded; this is because it's basically arbitrary so there's no real reason to write it down. </text:span><text:span text:style-name="T11">If we were to have more than one word, it'd go in this direction. For example, here's our example phrase "The person ate the apple" from earlier.</text:span></text:p>
      <text:p text:style-name="P4"><text:span text:style-name="T10">Now, back to text land.</text:span></text:p>
      <text:p text:style-name="P2"/>
      <text:p text:style-name="P2"><text:span text:style-name="T10">So, we've seen the phonology, a brief overview of the grammar, and the orthography, so I think it's about time now that we hear the requested <text:s/>text translated into </text:span><text:span text:style-name="T8">tiduna,xalAn</text:span><text:span text:style-name="T10">:</text:span></text:p>
      <text:p text:style-name="P6"><text:soft-page-break/>[bang]</text:p>
      <text:p text:style-name="P5">And for fun, here's the North Wind and the Sun:</text:p>
      <text:p text:style-name="P6">[bang]</text:p>
      <text:p text:style-name="P1"><text:span text:style-name="T6">So, that's about it. In the description of this video, there's a link to a github repository containing the word list, grammar, orthography, and the script for this video, as well as a two programs: one to phoneticize </text:span><text:span text:style-name="T5">tiduna,xalAn</text:span><text:span text:style-name="T6"> text, and another to write </text:span><text:span text:style-name="T5">tiduna,xalAn</text:span><text:span text:style-name="T6"> text in the script of the language. It exports a file which can then be opened by the voxel editor Goxel.</text:span></text:p>
      <text:p text:style-name="P1"><text:span text:style-name="T6">And as always, remember to </text:span><text:span text:style-name="T8">dislike</text:span><text:span text:style-name="T6"> and </text:span><text:span text:style-name="T8">unsubscribe!!!! </text:span><text:span text:style-name="T6">If this channel hasn't burned and fucking died by the time this video is posted, please dislike on multiple alternate accounts so that it can die quicker. </text:span><text:span text:style-name="T7">God, I hope I don't become a fucking youtub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18:36:34.916032970</meta:creation-date>
    <dc:date>2023-08-29T02:14:54.553758478</dc:date>
    <meta:editing-duration>PT21H25M54S</meta:editing-duration>
    <meta:editing-cycles>2</meta:editing-cycles>
    <meta:generator>LibreOffice/7.4.7.2$Linux_X86_64 LibreOffice_project/40$Build-2</meta:generator>
    <meta:document-statistic meta:table-count="0" meta:image-count="0" meta:object-count="0" meta:page-count="3" meta:paragraph-count="22" meta:word-count="1264" meta:character-count="7219" meta:non-whitespace-character-count="5974"/>
  </office:meta>
</office:document-meta>
</file>